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  <style:font-face style:name="Ubuntu" svg:font-family="Ubuntu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.3" style:family="table-row">
      <style:table-row-properties style:min-row-height="0.457cm"/>
    </style:style>
    <style:style style:name="Tabela2" style:family="table">
      <style:table-properties style:width="18.456cm" fo:margin-left="0cm" table:align="left"/>
    </style:style>
    <style:style style:name="Tabela2.A" style:family="table-column">
      <style:table-column-properties style:column-width="7.74cm"/>
    </style:style>
    <style:style style:name="Tabela2.B" style:family="table-column">
      <style:table-column-properties style:column-width="10.716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7717a" officeooo:paragraph-rsid="0017717a"/>
    </style:style>
    <style:style style:name="P2" style:family="paragraph" style:parent-style-name="Standard">
      <style:text-properties fo:font-variant="normal" fo:text-transform="none" fo:color="#e3e3e8" loext:opacity="100%" style:font-name="Noto Sans Mono" fo:font-size="8.25pt" fo:letter-spacing="normal" fo:font-style="normal" fo:font-weight="normal" officeooo:rsid="0017717a" officeooo:paragraph-rsid="0017717a"/>
    </style:style>
    <style:style style:name="P3" style:family="paragraph" style:parent-style-name="Heading_20_2">
      <style:text-properties fo:font-variant="normal" fo:text-transform="none" fo:color="#e3e3e8" loext:opacity="100%" style:font-name="Quicksand" fo:font-size="8.25pt" fo:letter-spacing="normal" fo:font-style="normal" fo:font-weight="normal" officeooo:rsid="0017717a" officeooo:paragraph-rsid="0017717a"/>
    </style:style>
    <style:style style:name="P4" style:family="paragraph" style:parent-style-name="Standard" style:list-style-name="L1">
      <style:text-properties style:font-name="Ubuntu" officeooo:rsid="001d8f85" officeooo:paragraph-rsid="001d8f85"/>
    </style:style>
    <style:style style:name="P5" style:family="paragraph" style:parent-style-name="Standard" style:list-style-name="L1">
      <style:text-properties officeooo:paragraph-rsid="001d8f85"/>
    </style:style>
    <style:style style:name="P6" style:family="paragraph" style:parent-style-name="Standard" style:list-style-name="L1">
      <style:text-properties style:font-name="Ubuntu" officeooo:rsid="0017717a" officeooo:paragraph-rsid="001d8f85"/>
    </style:style>
    <style:style style:name="P7" style:family="paragraph" style:parent-style-name="Standard" style:list-style-name="L1">
      <style:text-properties officeooo:paragraph-rsid="001ee97d"/>
    </style:style>
    <style:style style:name="P8" style:family="paragraph" style:parent-style-name="Heading_20_3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e3e3e8" loext:opacity="100%" style:font-name="Quicksand" fo:font-size="8.25pt" fo:letter-spacing="normal" fo:font-style="normal" fo:font-weight="normal" officeooo:rsid="0017717a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e3e3e8" loext:opacity="100%" style:font-name="Quicksand" fo:font-size="8.25pt" fo:letter-spacing="normal" fo:font-style="normal" fo:font-weight="normal" officeooo:rsid="0017717a"/>
    </style:style>
    <style:style style:name="P10" style:family="paragraph" style:parent-style-name="Text_20_body" style:list-style-name="L2">
      <style:paragraph-properties fo:line-height="120%"/>
      <style:text-properties fo:color="#e3e3e8" loext:opacity="100%" style:font-name="Quicksand" fo:font-size="8.25pt" officeooo:rsid="0017717a"/>
    </style:style>
    <style:style style:name="P11" style:family="paragraph" style:parent-style-name="Text_20_body" style:list-style-name="L3">
      <style:paragraph-properties fo:line-height="120%"/>
      <style:text-properties fo:color="#e3e3e8" loext:opacity="100%" style:font-name="Quicksand" fo:font-size="8.25pt" officeooo:rsid="0017717a"/>
    </style:style>
    <style:style style:name="P12" style:family="paragraph" style:parent-style-name="Text_20_body" style:list-style-name="L4">
      <style:paragraph-properties fo:line-height="120%"/>
      <style:text-properties fo:color="#e3e3e8" loext:opacity="100%" style:font-name="Quicksand" fo:font-size="8.25pt" officeooo:rsid="0017717a" officeooo:paragraph-rsid="00217207"/>
    </style:style>
    <style:style style:name="P13" style:family="paragraph" style:parent-style-name="Text_20_body" style:list-style-name="L5">
      <style:paragraph-properties fo:line-height="120%"/>
      <style:text-properties fo:color="#e3e3e8" loext:opacity="100%" style:font-name="Quicksand" fo:font-size="8.25pt" officeooo:rsid="0017717a"/>
    </style:style>
    <style:style style:name="P14" style:family="paragraph" style:parent-style-name="Heading_20_3">
      <style:text-properties fo:font-variant="normal" fo:text-transform="none" fo:color="#e3e3e8" loext:opacity="100%" style:font-name="Quicksand" fo:font-size="8.25pt" fo:letter-spacing="normal" fo:font-style="normal" fo:font-weight="normal" officeooo:rsid="0017717a" officeooo:paragraph-rsid="0017717a"/>
    </style:style>
    <style:style style:name="P15" style:family="paragraph" style:parent-style-name="Text_20_body">
      <style:text-properties fo:font-variant="normal" fo:text-transform="none" fo:color="#e3e3e8" loext:opacity="100%" style:font-name="Quicksand" fo:font-size="8.25pt" fo:letter-spacing="normal" fo:font-style="normal" fo:font-weight="normal" officeooo:rsid="0017717a" officeooo:paragraph-rsid="0017717a"/>
    </style:style>
    <style:style style:name="P16" style:family="paragraph" style:parent-style-name="Text_20_body">
      <style:text-properties fo:font-variant="normal" fo:text-transform="none" fo:color="#e3e3e8" loext:opacity="100%" style:font-name="Quicksand" fo:font-size="8.25pt" fo:letter-spacing="normal" fo:font-style="normal" fo:font-weight="normal" officeooo:rsid="00266ca6" officeooo:paragraph-rsid="00266ca6"/>
    </style:style>
    <style:style style:name="P17" style:family="paragraph" style:parent-style-name="Text_20_body">
      <style:text-properties fo:font-variant="normal" fo:text-transform="none" fo:color="#e3e3e8" loext:opacity="100%" style:font-name="Quicksand" fo:font-size="8.25pt" fo:letter-spacing="normal" fo:font-style="normal" fo:font-weight="normal" officeooo:paragraph-rsid="00266ca6"/>
    </style:style>
    <style:style style:name="P18" style:family="paragraph" style:parent-style-name="Text_20_body">
      <style:text-properties fo:font-variant="normal" fo:text-transform="none" fo:color="#e3e3e8" loext:opacity="100%" style:font-name="Quicksand" fo:font-size="8.25pt" fo:letter-spacing="normal" fo:font-style="normal" fo:font-weight="normal" officeooo:rsid="0017717a" officeooo:paragraph-rsid="00266ca6"/>
    </style:style>
    <style:style style:name="P19" style:family="paragraph" style:parent-style-name="Text_20_body">
      <style:text-properties fo:font-variant="normal" fo:text-transform="none" fo:color="#e3e3e8" loext:opacity="100%" style:font-name="Quicksand" fo:font-size="8.25pt" fo:letter-spacing="normal" fo:font-style="normal" fo:font-weight="normal" officeooo:rsid="002343aa" officeooo:paragraph-rsid="002343aa"/>
    </style:style>
    <style:style style:name="P20" style:family="paragraph" style:parent-style-name="Text_20_body">
      <style:text-properties fo:font-variant="normal" fo:text-transform="none" fo:color="#e3e3e8" loext:opacity="100%" style:font-name="Quicksand" fo:font-size="8.25pt" fo:letter-spacing="normal" fo:font-style="normal" fo:font-weight="normal" officeooo:rsid="0024dce5" officeooo:paragraph-rsid="0024dce5"/>
    </style:style>
    <style:style style:name="P21" style:family="paragraph" style:parent-style-name="Table_20_Contents">
      <style:paragraph-properties fo:text-align="center" style:justify-single-word="false"/>
      <style:text-properties style:font-name="Quicksand" fo:font-size="8.25pt" officeooo:rsid="0024dce5" officeooo:paragraph-rsid="0024dce5"/>
    </style:style>
    <style:style style:name="P22" style:family="paragraph" style:parent-style-name="Table_20_Contents">
      <style:paragraph-properties fo:text-align="center" style:justify-single-word="false"/>
      <style:text-properties style:font-name="Quicksand" fo:font-size="8.25pt"/>
    </style:style>
    <style:style style:name="P23" style:family="paragraph" style:parent-style-name="Table_20_Contents">
      <style:paragraph-properties fo:text-align="center" style:justify-single-word="false"/>
      <style:text-properties style:font-name="Quicksand" fo:font-size="8.25pt" officeooo:rsid="0025db72" officeooo:paragraph-rsid="0025db72"/>
    </style:style>
    <style:style style:name="P24" style:family="paragraph" style:parent-style-name="Standard">
      <style:paragraph-properties fo:text-align="start" style:justify-single-word="false" fo:text-indent="0cm" style:auto-text-indent="false"/>
    </style:style>
    <style:style style:name="P25" style:family="paragraph" style:parent-style-name="Standard">
      <style:text-properties fo:font-variant="normal" fo:text-transform="none" fo:color="#e3e3e8" loext:opacity="100%" style:font-name="Quicksand" fo:font-size="8.25pt" fo:letter-spacing="normal" fo:font-style="normal" fo:font-weight="normal" officeooo:rsid="002343aa" officeooo:paragraph-rsid="002343aa"/>
    </style:style>
    <style:style style:name="P26" style:family="paragraph" style:parent-style-name="Text_20_body">
      <style:text-properties fo:font-variant="normal" fo:text-transform="none" fo:color="#e3e3e8" loext:opacity="100%" style:font-name="Quicksand" fo:font-size="8.25pt" fo:letter-spacing="normal" fo:font-style="normal" fo:font-weight="normal" officeooo:rsid="0025db72" officeooo:paragraph-rsid="0025db72"/>
    </style:style>
    <style:style style:name="P27" style:family="paragraph" style:parent-style-name="Text_20_body" style:list-style-name="L6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P28" style:family="paragraph" style:parent-style-name="Text_20_body" style:list-style-name="L6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e3e3e8" loext:opacity="100%" style:font-name="Quicksand" fo:font-size="8.25pt" fo:letter-spacing="normal" fo:font-style="normal" fo:font-weight="normal" officeooo:rsid="0017717a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e3e3e8" loext:opacity="100%" style:font-name="Noto Sans Mono" fo:font-size="8.25pt" officeooo:rsid="0017717a" loext:padding="0cm" loext:border="none"/>
    </style:style>
    <style:style style:name="T1" style:family="text">
      <style:text-properties officeooo:rsid="001d8f85"/>
    </style:style>
    <style:style style:name="T2" style:family="text">
      <style:text-properties style:font-name="Ubuntu" officeooo:rsid="001d8f85"/>
    </style:style>
    <style:style style:name="T3" style:family="text">
      <style:text-properties style:font-name="Ubuntu" officeooo:rsid="00212fa1"/>
    </style:style>
    <style:style style:name="T4" style:family="text">
      <style:text-properties officeooo:rsid="00217207"/>
    </style:style>
    <style:style style:name="T5" style:family="text">
      <style:text-properties officeooo:rsid="00266ca6"/>
    </style:style>
    <style:style style:name="T6" style:family="text">
      <style:text-properties fo:color="#8b8b8b" loext:opacity="100%" fo:font-size="12pt"/>
    </style:style>
    <style:style style:name="T7" style:family="text">
      <style:text-properties officeooo:rsid="0017717a"/>
    </style:style>
    <style:style style:name="T8" style:family="text">
      <style:text-properties officeooo:rsid="002343aa"/>
    </style:style>
    <style:style style:name="T9" style:family="text">
      <style:text-properties officeooo:rsid="0024dce5"/>
    </style:style>
    <style:style style:name="T10" style:family="text">
      <style:text-properties officeooo:rsid="0025db72"/>
    </style:style>
    <style:style style:name="T11" style:family="text">
      <style:text-properties fo:font-family="Monospace" style:font-family-generic="roman" style:font-pitch="variable" fo:font-size="10pt" style:font-size-asian="10pt"/>
    </style:style>
    <style:style style:name="T12" style:family="text">
      <style:text-properties fo:color="#739eca" loext:opacity="100%" fo:font-family="Monospace" style:font-family-generic="roman" style:font-pitch="variable" fo:font-size="10pt" fo:font-weight="bold" style:font-size-asian="10pt" style:font-weight-asian="bold"/>
    </style:style>
    <style:style style:name="T13" style:family="text">
      <style:text-properties fo:color="#cccccc" loext:opacity="100%" fo:font-family="Monospace" style:font-family-generic="roman" style:font-pitch="variable" fo:font-size="10pt" style:font-size-asian="10pt"/>
    </style:style>
    <style:style style:name="T14" style:family="text">
      <style:text-properties fo:color="#b788d3" loext:opacity="100%" fo:font-family="Monospace" style:font-family-generic="roman" style:font-pitch="variable" fo:font-size="10pt" style:font-size-asian="10pt"/>
    </style:style>
    <style:style style:name="T15" style:family="text">
      <style:text-properties fo:color="#00b8b8" loext:opacity="100%" fo:font-family="Monospace" style:font-family-generic="roman" style:font-pitch="variable" fo:font-size="10pt" style:font-size-asian="10pt"/>
    </style:style>
    <style:style style:name="T16" style:family="text">
      <style:text-properties fo:color="#c1aa6c" loext:opacity="100%" fo:font-family="Monospace" style:font-family-generic="roman" style:font-pitch="variable" fo:font-size="10pt" fo:font-weight="bold" style:font-size-asian="10pt" style:font-weight-asian="bold"/>
    </style:style>
    <style:style style:name="T17" style:family="text">
      <style:text-properties fo:color="#c0c0c0" loext:opacity="100%" fo:font-family="Monospace" style:font-family-generic="roman" style:font-pitch="variable" fo:font-size="10pt" style:font-size-asian="10pt"/>
    </style:style>
    <style:style style:name="T18" style:family="text">
      <style:text-properties fo:color="#9e9e9e" loext:opacity="100%" fo:font-family="Monospace" style:font-family-generic="roman" style:font-pitch="variable" fo:font-size="10pt" style:font-size-asian="10pt"/>
    </style:style>
    <style:style style:name="T19" style:family="text">
      <style:text-properties fo:color="#eecc64" loext:opacity="100%" fo:font-family="Monospace" style:font-family-generic="roman" style:font-pitch="variable" fo:font-size="10pt" style:font-size-asian="10pt"/>
    </style:style>
    <style:style style:name="T20" style:family="text">
      <style:text-properties officeooo:rsid="00212fa1"/>
    </style:style>
    <style:style style:name="T21" style:family="text">
      <style:text-properties fo:color="#8b8b8b" loext:opacity="100%" fo:font-size="12pt" fo:font-weight="bold" loext:padding="0cm" loext:border="none"/>
    </style:style>
    <style:style style:name="T22" style:family="text">
      <style:text-properties fo:font-variant="normal" fo:text-transform="none" fo:color="#e3e3e8" loext:opacity="100%" style:font-name="Quicksand" fo:font-size="8.25pt" fo:letter-spacing="normal" fo:font-style="normal" fo:font-weight="normal" officeooo:rsid="0017717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rojeto: Web Scraping <text:s/><text:span text:style-name="T1">em massa com python </text:span>de dados completos da ONS<text:line-break/><text:line-break/></text:p>
      <text:p text:style-name="P2"/>
      <text:p text:style-name="P2"/>
      <text:p text:style-name="P2"/>
      <text:h text:style-name="P3" text:outline-level="2"><text:bookmark text:name="1-objetivo-do-projeto"/>1. Objetivo do Projeto</text:h>
      <text:list text:style-name="L1">
        <text:list-item>
          <text:p text:style-name="P4">Criar um pipeline de dados fácil de realizar manutenção, ou seja, estruturado, modular e escalável.</text:p>
        </text:list-item>
        <text:list-item>
          <text:p text:style-name="P5"><text:span text:style-name="T2">Discutir o padrão de projeto </text:span><text:span text:style-name="Strong_20_Emphasis"><text:span text:style-name="T2">Cadeia de Responsabilidade (Chain of Responsibility)</text:span></text:span><text:span text:style-name="T2">.</text:span></text:p>
        </text:list-item>
        <text:list-item>
          <text:p text:style-name="P6"><text:s/><text:span text:style-name="T1">Salvar os dados do site da ons em um banco de dados</text:span></text:p>
        </text:list-item>
        <text:list-item>
          <text:p text:style-name="P4">Automatizar a carga para enviar novos registros</text:p>
        </text:list-item>
        <text:list-item>
          <text:p text:style-name="P7"><text:span text:style-name="T2">Registrar logs do pipeline </text:span><text:span text:style-name="T3">nas categorias </text:span>DEBUG, INFO, WARNING, ERROR, CRITICAL</text:p>
        </text:list-item>
      </text:list>
      <text:h text:style-name="P3" text:outline-level="2"><text:bookmark text:name="2-arquitetura--estrutura-técnica"/>2. Arquitetura / Estrutura Técnica</text:h>
      <text:h text:style-name="P8" text:outline-level="3"><text:bookmark text:name="21-tecnologias-usadas"/>2.1 Tecnologias Usadas</text:h>
      <text:p text:style-name="P9"><text:span text:style-name="Strong_20_Emphasis"><text:s/>-Python 3.11+</text:span></text:p>
      <text:list text:style-name="L2">
        <text:list-item>
          <text:p text:style-name="P10"><text:span text:style-name="Strong_20_Emphasis">Requests / BeautifulSoup</text:span> <text:span text:style-name="T4">para </text:span>extração dos dados</text:p>
        </text:list-item>
      </text:list>
      <text:list text:style-name="L3">
        <text:list-item>
          <text:p text:style-name="P11"><text:span text:style-name="Strong_20_Emphasis">Pandas</text:span> <text:span text:style-name="T4">para </text:span>manipulação dos dados</text:p>
        </text:list-item>
      </text:list>
      <text:list text:style-name="L4">
        <text:list-item>
          <text:p text:style-name="P12"><text:span text:style-name="Strong_20_Emphasis">MySQL</text:span> <text:span text:style-name="T4">para <text:s/></text:span>armazenamento dos dados</text:p>
        </text:list-item>
      </text:list>
      <text:list text:style-name="L5">
        <text:list-item>
          <text:p text:style-name="P13"><text:span text:style-name="Strong_20_Emphasis">Logging</text:span> <text:span text:style-name="T4">par </text:span>egistro de logs em múltiplos níveis</text:p>
        </text:list-item>
      </text:list>
      <text:p text:style-name="P9"/>
      <text:h text:style-name="P3" text:outline-level="2"><text:bookmark text:name="3-arquitetura-do-pipeline"/>3. Arquitetura do Pipeline</text:h>
      <text:h text:style-name="P8" text:outline-level="3"><text:bookmark text:name="31-diagrama-de-classe"/>3.1 Diagrama de Classe</text:h>
      <text:h text:style-name="P14" text:outline-level="3"><text:bookmark text:name="32-diagrama-de-atividade"/>3.2 Diagrama de Atividade</text:h>
      <text:p text:style-name="P15">- <text:span text:style-name="T1">Checar conexão banco</text:span></text:p>
      <text:p text:style-name="P15">- <text:span text:style-name="T1">Checar conexão site ons</text:span></text:p>
      <text:p text:style-name="P15">- <text:span text:style-name="T1">Coletar links do site da ons</text:span></text:p>
      <text:p text:style-name="P15">- <text:span text:style-name="T1">Guardas dados da tabela (Dataframe)</text:span></text:p>
      <text:p text:style-name="P15"/>
      <text:p text:style-name="P16">O diagrama de atividade mostra como será o fluxo do web scraping </text:p>
      <text:p text:style-name="P17"><text:span text:style-name="T5">1: </text:span><text:span text:style-name="T1">Checar conexão banco: </text:span><text:span text:style-name="T6">caso a conexão seja feita com sucesso, continua o web scraping; caso contrário, encerra o processo.</text:span></text:p>
      <text:p text:style-name="P17"><text:span text:style-name="T7">- </text:span><text:span text:style-name="T1">Checar conexão site ons: </text:span><text:span text:style-name="T6">caso a conexão seja feita com sucesso, continua o web scraping; caso contrário, encerra o processo.</text:span></text:p>
      <text:p text:style-name="P18">- <text:span text:style-name="T1">Coletar links do site da ons: </text:span><text:span text:style-name="T5">Aqui obtemos os links dos csv</text:span></text:p>
      <text:p text:style-name="P18">- <text:span text:style-name="T1">Guardas dados da tabela (Dataframe): </text:span><text:span text:style-name="T5">Após a coleta dos links csv, eles serão persitidos no banco de dados</text:span></text:p>
      <text:p text:style-name="P18"/>
      <text:p text:style-name="P19">3.3 Discussão da estrutura do banco</text:p>
      <text:p text:style-name="P19">Tabela param_id_max</text:p>
      <text:p text:style-name="P20">A tabela <text:span text:style-name="T8">param_id_max </text:span>irá ser responsável por registrar os campos de controle de verificação de cada dado da url que baixa o csv do site da ONS</text:p>
      <table:table table:name="Tabela1" table:style-name="Tabela1">
        <table:table-column table:style-name="Tabela1.A" table:number-columns-repeated="2"/>
        <text:soft-page-break/>
        <table:table-row>
          <table:table-cell table:style-name="Tabela1.A1" office:value-type="string">
            <text:p text:style-name="P21">CAMPOS TABELA</text:p>
          </table:table-cell>
          <table:table-cell table:style-name="Tabela1.B1" office:value-type="string">
            <text:p text:style-name="P21">DESCRIÇÃO</text:p>
          </table:table-cell>
        </table:table-row>
        <table:table-row>
          <table:table-cell table:style-name="Tabela1.A2" office:value-type="string">
            <text:p text:style-name="P21">NOME_TABELA</text:p>
          </table:table-cell>
          <table:table-cell table:style-name="Tabela1.B2" office:value-type="string">
            <text:p text:style-name="P22">É <text:span text:style-name="T9">o nome da tabela que é criada com base na url do csv ex: balanco_dessem_detalhe</text:span></text:p>
          </table:table-cell>
        </table:table-row>
        <table:table-row table:style-name="Tabela1.3">
          <table:table-cell table:style-name="Tabela1.A2" office:value-type="string">
            <text:p text:style-name="P21">id_max</text:p>
          </table:table-cell>
          <table:table-cell table:style-name="Tabela1.B2" office:value-type="string">
            <text:p text:style-name="P22">É <text:span text:style-name="T9">o índice do valor máximo </text:span><text:span text:style-name="T10">dos dados que é obtido após fazer a chamada na url do csv</text:span></text:p>
          </table:table-cell>
        </table:table-row>
        <table:table-row>
          <table:table-cell table:style-name="Tabela1.A2" office:value-type="string">
            <text:p text:style-name="P23">flag_url_sem_data</text:p>
          </table:table-cell>
          <table:table-cell table:style-name="Tabela1.B2" office:value-type="string">
            <text:p text:style-name="P23">Indica se a url existe qualquer ocorrência de dada: Verdadeiro pra url sem data, falso caso contrário</text:p>
          </table:table-cell>
        </table:table-row>
        <table:table-row>
          <table:table-cell table:style-name="Tabela1.A2" office:value-type="string">
            <text:p text:style-name="P23">data_atualização</text:p>
          </table:table-cell>
          <table:table-cell table:style-name="Tabela1.B2" office:value-type="string">
            <text:p text:style-name="P23">Mostra a data de quando o registro na tabela foi atualizado</text:p>
          </table:table-cell>
        </table:table-row>
      </table:table>
      <text:p text:style-name="P20"/>
      <text:p text:style-name="P19"/>
      <text:p text:style-name="P19"/>
      <text:p text:style-name="P19"/>
      <text:p text:style-name="P24" loext:marker-style-name="T11"><text:span text:style-name="T12">CREATE</text:span><text:span text:style-name="T13"> </text:span><text:span text:style-name="T12">TABLE</text:span><text:span text:style-name="T13"> </text:span><text:span text:style-name="T14">`param_id_max`</text:span><text:span text:style-name="T13"> (</text:span></text:p>
      <text:p text:style-name="P24" loext:marker-style-name="T11"><text:span text:style-name="T13"><text:s text:c="2"/></text:span><text:span text:style-name="T15">`NOME_TABELA`</text:span><text:span text:style-name="T13"> </text:span><text:span text:style-name="T16">varchar</text:span><text:span text:style-name="T13">(</text:span><text:span text:style-name="T17">400</text:span><text:span text:style-name="T13">) </text:span><text:span text:style-name="T12">DEFAULT</text:span><text:span text:style-name="T13"> </text:span><text:span text:style-name="T12">NULL</text:span><text:span text:style-name="T13">,</text:span></text:p>
      <text:p text:style-name="P24" loext:marker-style-name="T11"><text:span text:style-name="T13"><text:s text:c="2"/></text:span><text:span text:style-name="T15">`id_max`</text:span><text:span text:style-name="T13"> </text:span><text:span text:style-name="T16">int</text:span><text:span text:style-name="T13"> </text:span><text:span text:style-name="T12">DEFAULT</text:span><text:span text:style-name="T13"> </text:span><text:span text:style-name="T12">NULL</text:span><text:span text:style-name="T13">,</text:span></text:p>
      <text:p text:style-name="P24" loext:marker-style-name="T11"><text:span text:style-name="T13"><text:s text:c="2"/></text:span><text:span text:style-name="T15">`flag_url_sem_data`</text:span><text:span text:style-name="T13"> </text:span><text:span text:style-name="T16">tinyint</text:span><text:span text:style-name="T13">(</text:span><text:span text:style-name="T17">1</text:span><text:span text:style-name="T13">) </text:span><text:span text:style-name="T12">DEFAULT</text:span><text:span text:style-name="T13"> </text:span><text:span text:style-name="T12">NULL</text:span><text:span text:style-name="T13">,</text:span></text:p>
      <text:p text:style-name="P24" loext:marker-style-name="T11"><text:span text:style-name="T13"><text:s text:c="2"/></text:span><text:span text:style-name="T15">`data_atualizacao`</text:span><text:span text:style-name="T13"> </text:span><text:span text:style-name="T16">datetime</text:span><text:span text:style-name="T13"> </text:span><text:span text:style-name="T12">DEFAULT</text:span><text:span text:style-name="T13"> </text:span><text:span text:style-name="T16">CURRENT_TIMESTAMP</text:span><text:span text:style-name="T13"> </text:span><text:span text:style-name="T12">ON</text:span><text:span text:style-name="T13"> </text:span><text:span text:style-name="T12">UPDATE</text:span><text:span text:style-name="T13"> </text:span><text:span text:style-name="T16">CURRENT_TIMESTAMP</text:span></text:p>
      <text:p text:style-name="P25"><text:span text:style-name="T13">) </text:span><text:span text:style-name="T12">ENGINE</text:span><text:span text:style-name="T13">=</text:span><text:span text:style-name="T18">InnoDB</text:span><text:span text:style-name="T13"> </text:span><text:span text:style-name="T12">DEFAULT</text:span><text:span text:style-name="T13"> </text:span><text:span text:style-name="T18">CHARSET</text:span><text:span text:style-name="T13">=</text:span><text:span text:style-name="T18">utf8mb4</text:span><text:span text:style-name="T13"> </text:span><text:span text:style-name="T12">COLLATE</text:span><text:span text:style-name="T13">=</text:span><text:span text:style-name="T18">utf8mb4_0900_ai_ci</text:span><text:span text:style-name="T19">;</text:span></text:p>
      <text:p text:style-name="P19"/>
      <text:p text:style-name="P19">Tabela dos dados na ons</text:p>
      <text:p text:style-name="P19"/>
      <text:p text:style-name="P19">Tabelas de logs</text:p>
      <text:p text:style-name="P26">O script e a tabela abaixo mostra como está a organização do registro de logs</text:p>
      <text:p text:style-name="P19"/>
      <text:p text:style-name="P24" loext:marker-style-name="T11"><text:span text:style-name="T12">CREATE</text:span><text:span text:style-name="T13"> </text:span><text:span text:style-name="T12">TABLE</text:span><text:span text:style-name="T13"> </text:span><text:span text:style-name="T14">`logs`</text:span><text:span text:style-name="T13"> (</text:span></text:p>
      <text:p text:style-name="P24" loext:marker-style-name="T11"><text:span text:style-name="T13"><text:s text:c="2"/></text:span><text:span text:style-name="T15">`timestamp`</text:span><text:span text:style-name="T13"> </text:span><text:span text:style-name="T16">datetime</text:span><text:span text:style-name="T13"> </text:span><text:span text:style-name="T12">NOT</text:span><text:span text:style-name="T13"> </text:span><text:span text:style-name="T12">NULL</text:span><text:span text:style-name="T13">,</text:span></text:p>
      <text:p text:style-name="P24" loext:marker-style-name="T11"><text:span text:style-name="T13"><text:s text:c="2"/></text:span><text:span text:style-name="T15">`level`</text:span><text:span text:style-name="T13"> </text:span><text:span text:style-name="T16">varchar</text:span><text:span text:style-name="T13">(</text:span><text:span text:style-name="T17">50</text:span><text:span text:style-name="T13">) </text:span><text:span text:style-name="T12">NOT</text:span><text:span text:style-name="T13"> </text:span><text:span text:style-name="T12">NULL</text:span><text:span text:style-name="T13">,</text:span></text:p>
      <text:p text:style-name="P24" loext:marker-style-name="T11"><text:span text:style-name="T13"><text:s text:c="2"/></text:span><text:span text:style-name="T15">`message`</text:span><text:span text:style-name="T13"> </text:span><text:span text:style-name="T16">text</text:span><text:span text:style-name="T13"> </text:span><text:span text:style-name="T12">NOT</text:span><text:span text:style-name="T13"> </text:span><text:span text:style-name="T12">NULL</text:span><text:span text:style-name="T13">,</text:span></text:p>
      <text:p text:style-name="P24" loext:marker-style-name="T11"><text:span text:style-name="T13"><text:s text:c="2"/></text:span><text:span text:style-name="T15">`logger_name`</text:span><text:span text:style-name="T13"> </text:span><text:span text:style-name="T16">varchar</text:span><text:span text:style-name="T13">(</text:span><text:span text:style-name="T17">100</text:span><text:span text:style-name="T13">) </text:span><text:span text:style-name="T12">NOT</text:span><text:span text:style-name="T13"> </text:span><text:span text:style-name="T12">NULL</text:span><text:span text:style-name="T13">,</text:span></text:p>
      <text:p text:style-name="P24" loext:marker-style-name="T11"><text:span text:style-name="T13"><text:s text:c="2"/></text:span><text:span text:style-name="T15">`filename`</text:span><text:span text:style-name="T13"> </text:span><text:span text:style-name="T16">varchar</text:span><text:span text:style-name="T13">(</text:span><text:span text:style-name="T17">255</text:span><text:span text:style-name="T13">) </text:span><text:span text:style-name="T12">NOT</text:span><text:span text:style-name="T13"> </text:span><text:span text:style-name="T12">NULL</text:span><text:span text:style-name="T13">,</text:span></text:p>
      <text:p text:style-name="P24" loext:marker-style-name="T11"><text:span text:style-name="T13"><text:s text:c="2"/></text:span><text:span text:style-name="T15">`func_name`</text:span><text:span text:style-name="T13"> </text:span><text:span text:style-name="T16">varchar</text:span><text:span text:style-name="T13">(</text:span><text:span text:style-name="T17">100</text:span><text:span text:style-name="T13">) </text:span><text:span text:style-name="T12">NOT</text:span><text:span text:style-name="T13"> </text:span><text:span text:style-name="T12">NULL</text:span><text:span text:style-name="T13">,</text:span></text:p>
      <text:p text:style-name="P24" loext:marker-style-name="T11"><text:span text:style-name="T13"><text:s text:c="2"/></text:span><text:span text:style-name="T15">`line_no`</text:span><text:span text:style-name="T13"> </text:span><text:span text:style-name="T16">int</text:span><text:span text:style-name="T13"> </text:span><text:span text:style-name="T12">NOT</text:span><text:span text:style-name="T13"> </text:span><text:span text:style-name="T12">NULL</text:span><text:span text:style-name="T13">,</text:span></text:p>
      <text:p text:style-name="P24" loext:marker-style-name="T11"><text:span text:style-name="T13"><text:s text:c="2"/></text:span><text:span text:style-name="T15">`url`</text:span><text:span text:style-name="T13"> </text:span><text:span text:style-name="T16">varchar</text:span><text:span text:style-name="T13">(</text:span><text:span text:style-name="T17">500</text:span><text:span text:style-name="T13">) </text:span><text:span text:style-name="T12">DEFAULT</text:span><text:span text:style-name="T13"> </text:span><text:span text:style-name="T12">NULL</text:span><text:span text:style-name="T13">,</text:span></text:p>
      <text:p text:style-name="P24" loext:marker-style-name="T11"><text:span text:style-name="T13"><text:s text:c="2"/></text:span><text:span text:style-name="T15">`mensagem_de_excecao_tecnica`</text:span><text:span text:style-name="T13"> </text:span><text:span text:style-name="T16">text</text:span><text:span text:style-name="T13">,</text:span></text:p>
      <text:p text:style-name="P24" loext:marker-style-name="T11"><text:span text:style-name="T13"><text:s text:c="2"/></text:span><text:span text:style-name="T15">`requisicao`</text:span><text:span text:style-name="T13"> </text:span><text:span text:style-name="T16">longtext</text:span><text:span text:style-name="T13"> </text:span><text:span text:style-name="T12">CHARACTER</text:span><text:span text:style-name="T13"> </text:span><text:span text:style-name="T16">SET</text:span><text:span text:style-name="T13"> </text:span><text:span text:style-name="T18">utf8mb4</text:span><text:span text:style-name="T13"> </text:span><text:span text:style-name="T12">COLLATE</text:span><text:span text:style-name="T13"> </text:span><text:span text:style-name="T18">utf8mb4_0900_ai_ci</text:span><text:span text:style-name="T13">,</text:span></text:p>
      <text:p text:style-name="P24" loext:marker-style-name="T11"><text:span text:style-name="T13"><text:s text:c="2"/></text:span><text:span text:style-name="T15">`status_code`</text:span><text:span text:style-name="T13"> </text:span><text:span text:style-name="T16">int</text:span><text:span text:style-name="T13"> </text:span><text:span text:style-name="T12">DEFAULT</text:span><text:span text:style-name="T13"> </text:span><text:span text:style-name="T12">NULL</text:span></text:p>
      <text:p text:style-name="P25"><text:span text:style-name="T13">) </text:span><text:span text:style-name="T12">ENGINE</text:span><text:span text:style-name="T13">=</text:span><text:span text:style-name="T18">InnoDB</text:span><text:span text:style-name="T13"> </text:span><text:span text:style-name="T12">DEFAULT</text:span><text:span text:style-name="T13"> </text:span><text:span text:style-name="T18">CHARSET</text:span><text:span text:style-name="T13">=</text:span><text:span text:style-name="T18">utf8mb4</text:span><text:span text:style-name="T13"> </text:span><text:span text:style-name="T12">COLLATE</text:span><text:span text:style-name="T13">=</text:span><text:span text:style-name="T18">utf8mb4_0900_ai_ci</text:span><text:span text:style-name="T19">;</text:span></text:p>
      <text:p text:style-name="P19"/>
      <text:h text:style-name="P3" text:outline-level="2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Campo</text:p>
            </table:table-cell>
            <table:table-cell table:style-name="Tabela2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2.A1" office:value-type="string">
            <text:p text:style-name="Table_20_Contents"><text:span text:style-name="Source_20_Text">timestamp</text:span></text:p>
          </table:table-cell>
          <table:table-cell table:style-name="Tabela2.A1" office:value-type="string">
            <text:p text:style-name="Table_20_Contents">Data e hora em que o log foi registrado.</text:p>
          </table:table-cell>
        </table:table-row>
        <table:table-row>
          <table:table-cell table:style-name="Tabela2.A1" office:value-type="string">
            <text:p text:style-name="Table_20_Contents"><text:span text:style-name="Source_20_Text">level</text:span></text:p>
          </table:table-cell>
          <table:table-cell table:style-name="Tabela2.A1" office:value-type="string">
            <text:p text:style-name="Table_20_Contents">Nível do log (por exemplo: DEBUG, INFO, WARNING, ERROR, CRITICAL).</text:p>
          </table:table-cell>
        </table:table-row>
        <table:table-row>
          <table:table-cell table:style-name="Tabela2.A1" office:value-type="string">
            <text:p text:style-name="Table_20_Contents"><text:span text:style-name="Source_20_Text">message</text:span></text:p>
          </table:table-cell>
          <table:table-cell table:style-name="Tabela2.A1" office:value-type="string">
            <text:p text:style-name="Table_20_Contents">Mensagem principal do log</text:p>
          </table:table-cell>
        </table:table-row>
        <table:table-row>
          <table:table-cell table:style-name="Tabela2.A1" office:value-type="string">
            <text:p text:style-name="Table_20_Contents"><text:span text:style-name="Source_20_Text">logger_name</text:span></text:p>
          </table:table-cell>
          <table:table-cell table:style-name="Tabela2.A1" office:value-type="string">
            <text:p text:style-name="Table_20_Contents">Nome do logger que gerou o log </text:p>
          </table:table-cell>
        </table:table-row>
        <table:table-row>
          <table:table-cell table:style-name="Tabela2.A1" office:value-type="string">
            <text:p text:style-name="Table_20_Contents"><text:span text:style-name="Source_20_Text">filename</text:span></text:p>
          </table:table-cell>
          <table:table-cell table:style-name="Tabela2.A1" office:value-type="string">
            <text:p text:style-name="Table_20_Contents">Nome do arquivo onde o log foi gerado.</text:p>
          </table:table-cell>
        </table:table-row>
        <table:table-row>
          <table:table-cell table:style-name="Tabela2.A1" office:value-type="string">
            <text:p text:style-name="Table_20_Contents"><text:span text:style-name="Source_20_Text">func_name</text:span></text:p>
          </table:table-cell>
          <table:table-cell table:style-name="Tabela2.A1" office:value-type="string">
            <text:p text:style-name="Table_20_Contents">Nome da função/método dentro do código onde o log foi registrado.</text:p>
          </table:table-cell>
        </table:table-row>
        <text:soft-page-break/>
        <table:table-row>
          <table:table-cell table:style-name="Tabela2.A1" office:value-type="string">
            <text:p text:style-name="Table_20_Contents"><text:span text:style-name="Source_20_Text">line_no</text:span></text:p>
          </table:table-cell>
          <table:table-cell table:style-name="Tabela2.A1" office:value-type="string">
            <text:p text:style-name="Table_20_Contents">Número da linha no arquivo de código onde o log foi emitido.</text:p>
          </table:table-cell>
        </table:table-row>
        <table:table-row>
          <table:table-cell table:style-name="Tabela2.A1" office:value-type="string">
            <text:p text:style-name="Table_20_Contents"><text:span text:style-name="Source_20_Text">url</text:span></text:p>
          </table:table-cell>
          <table:table-cell table:style-name="Tabela2.A1" office:value-type="string">
            <text:p text:style-name="Table_20_Contents">URL da requisição, caso o log esteja associado a um contexto de requisição HTTP. Pode ser nula.</text:p>
          </table:table-cell>
        </table:table-row>
        <table:table-row>
          <table:table-cell table:style-name="Tabela2.A1" office:value-type="string">
            <text:p text:style-name="Table_20_Contents"><text:span text:style-name="Source_20_Text">mensagem_de_excecao_tecnica</text:span></text:p>
          </table:table-cell>
          <table:table-cell table:style-name="Tabela2.A1" office:value-type="string">
            <text:p text:style-name="Table_20_Contents">Stack trace ou mensagem técnica de erro, quando aplicável </text:p>
          </table:table-cell>
        </table:table-row>
        <table:table-row>
          <table:table-cell table:style-name="Tabela2.A1" office:value-type="string">
            <text:p text:style-name="Table_20_Contents"><text:span text:style-name="Source_20_Text">requisicao</text:span></text:p>
          </table:table-cell>
          <table:table-cell table:style-name="Tabela2.A1" office:value-type="string">
            <text:p text:style-name="Table_20_Contents">Corpo da requisição HTTP, headers ou payload relevante. Pode ser extenso.</text:p>
          </table:table-cell>
        </table:table-row>
        <table:table-row>
          <table:table-cell table:style-name="Tabela2.A1" office:value-type="string">
            <text:p text:style-name="Table_20_Contents"><text:span text:style-name="Source_20_Text">status_code</text:span></text:p>
          </table:table-cell>
          <table:table-cell table:style-name="Tabela2.A1" office:value-type="string">
            <text:p text:style-name="Table_20_Contents">Código de status HTTP retornado (como 200, 404, 500). Nulo quando o log não está associado a uma resposta HTTP.</text:p>
          </table:table-cell>
        </table:table-row>
      </table:table>
      <text:p text:style-name="P15"/>
      <text:h text:style-name="P3" text:outline-level="2"/>
      <text:h text:style-name="P3" text:outline-level="2"><text:bookmark text:name="4-principais-funcionalidades"/>4. Principais Funcionalidades</text:h>
      <text:h text:style-name="P8" text:outline-level="3"><text:bookmark text:name="requisitos-funcionais"/><text:span text:style-name="T20">4.1 - </text:span>Requisitos Funcionais</text:h>
      <text:p text:style-name="P9">-<text:span text:style-name="T20">Implementar carga completa <text:s/>dados</text:span></text:p>
      <text:p text:style-name="P9">- <text:span text:style-name="T20">Implementar carga fracionada dos dados</text:span></text:p>
      <text:p text:style-name="P9">- <text:span text:style-name="T20">Validar links csv para verificar se contém data atual, ano atual e link sem data</text:span></text:p>
      <text:p text:style-name="P9">- <text:span text:style-name="T20">Verificar no dados extraidos, registro novos com id_index</text:span></text:p>
      <text:p text:style-name="P9">- <text:span text:style-name="T20">Salvar em um banco de dados mysql</text:span></text:p>
      <text:h text:style-name="P3" text:outline-level="2"><text:span text:style-name="T20">4.2 -</text:span> Requisitos Não Funcionais</text:h>
      <text:p text:style-name="P15"><text:span text:style-name="T6">O código deve seguir os princípios </text:span><text:span text:style-name="Strong_20_Emphasis"><text:span text:style-name="T21">SOLID</text:span></text:span><text:span text:style-name="T6">.</text:span></text:p>
      <text:list text:style-name="L6">
        <text:list-item>
          <text:p text:style-name="P27"><text:span text:style-name="T22">Utilizar o padrão </text:span><text:span text:style-name="Strong_20_Emphasis"><text:span text:style-name="T22">Cadeia de Responsabilidade</text:span></text:span><text:span text:style-name="T22">.</text:span></text:p>
        </text:list-item>
        <text:list-item>
          <text:p text:style-name="P28">Código com tipagem estática e documentação.</text:p>
        </text:list-item>
        <text:list-item>
          <text:p text:style-name="P28">O ETL não deve precisar de refatoração extensa caso novos sites RSS sejam adicionados.</text:p>
        </text:list-item>
        <text:list-item>
          <text:p text:style-name="P28">Suporte extensível a outros sites RSS para extração.</text:p>
        </text:list-item>
        <text:list-item>
          <text:p text:style-name="P28">Todas as credenciais de acesso devem ser protegidas.</text:p>
        </text:list-item>
      </text:list>
      <text:p text:style-name="P9"/>
      <text:h text:style-name="P3" text:outline-level="2"><text:span text:style-name="T20">5</text:span>. Exemplo Simplificado do Código</text:h>
      <text:p text:style-name="P29"/>
      <text:h text:style-name="P3" text:outline-level="2"><text:span text:style-name="T20">6</text:span>. Vídeo com a demonstração do projeto</text:h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0T22:18:27.088916592</meta:creation-date>
    <dc:date>2025-08-02T19:46:16.141174501</dc:date>
    <meta:editing-duration>PT13H52M</meta:editing-duration>
    <meta:editing-cycles>6</meta:editing-cycles>
    <meta:generator>LibreOffice/25.2.2.2$Linux_X86_64 LibreOffice_project/520$Build-2</meta:generator>
    <meta:document-statistic meta:table-count="2" meta:image-count="0" meta:object-count="0" meta:page-count="3" meta:paragraph-count="101" meta:word-count="697" meta:character-count="4369" meta:non-whitespace-character-count="3747"/>
  </office:meta>
</office:document-meta>
</file>